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A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IDLE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RND_BR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SND_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R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SSND_I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S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W_CSND_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22:22:14.26898384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8T22:42:41.991733414</dc:date>
    <meta:editing-duration>PT19H52M</meta:editing-duration>
    <meta:editing-cycles>66</meta:editing-cycles>
    <meta:document-statistic meta:table-count="1" meta:cell-count="70" meta:object-count="0"/>
  </office:meta>
</office:document-meta>
</file>